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2"><draw:frame text:anchor-type="as-char" svg:width="152.40mm" svg:height="82.97mm" style:rel-width="scale" style:rel-height="scale"><draw:object-ole xlink:href="OleObj1"/><draw:image xlink:href="ObjectReplacements/OleObj1"/></draw:frame><text:span text:style-name="T1"/></text:p>
      <text:p text:style-name="P3"><text:span text:style-name="T1">Created the RDS instance</text:span></text:p>
      <text:p text:style-name="P3"><draw:frame text:anchor-type="as-char" svg:width="152.40mm" svg:height="104.78mm" style:rel-width="scale" style:rel-height="scale"><draw:object-ole xlink:href="OleObj2"/><draw:image xlink:href="ObjectReplacements/OleObj2"/></draw:frame><text:span text:style-name="T1"/></text:p>
      <text:p text:style-name="P3"><text:span text:style-name="T2">Connections established Successfuly</text:span></text:p>
      <text:p text:style-name="P3"><text:span text:style-name="T3"/></text:p>
      <text:p text:style-name="P3"><text:span text:style-name="T3">=====================================</text:span></text:p>
      <text:p text:style-name="P3"><text:span text:style-name="T3">Create database User_details;</text:span></text:p>
      <text:p text:style-name="P3"><text:span text:style-name="T3">use User_details;</text:span></text:p>
      <text:p text:style-name="P3"><text:span text:style-name="T3">create TABLE Login_Details(</text:span></text:p>
      <text:p text:style-name="P3"><text:span text:style-name="T3"><text:tab/>user_id INT (20),</text:span></text:p>
      <text:p text:style-name="P3"><text:span text:style-name="T3"><text:s text:c="4"/>first_name varchar(20),</text:span></text:p>
      <text:p text:style-name="P3"><text:span text:style-name="T3"><text:s text:c="4"/>Last_name varchar(20),</text:span></text:p>
      <text:p text:style-name="P3"><text:span text:style-name="T3"><text:s text:c="4"/>email_id varchar(20) unique Key not null,</text:span></text:p>
      <text:p text:style-name="P3"><text:span text:style-name="T3"><text:s text:c="4"/>Ph_no int(10) not null,</text:span></text:p>
      <text:p text:style-name="P3"><text:span text:style-name="T3"><text:s text:c="4"/>PRIMARY KEY(user_id, Ph_no));</text:span></text:p>
      <text:p text:style-name="P3"><text:span text:style-name="T3">desc Login_Details;</text:span></text:p>
      <text:p text:style-name="P3"><text:span text:style-name="T3">INSERT INTO Login_Details (user_id,first_name,last_name,email_id,Ph_no) VALUES (179209,'Priya','Polasi','1709209@atu.ie',0123456789);</text:span></text:p>
      <text:p text:style-name="P3"><text:span text:style-name="T3">INSERT INTO Login_Details (user_id,first_name,last_name,email_id,Ph_no) VALUES (179209,'Priya','Polasi','1709209@atu.ie',0123456789);</text:span></text:p>
      <text:p text:style-name="P3"><text:span text:style-name="T3"><text:s/>select * from Login_Details;</text:span></text:p>
      <text:p text:style-name="P4"><draw:frame text:anchor-type="as-char" svg:width="152.40mm" svg:height="85.73mm" style:rel-width="scale" style:rel-height="scale"><draw:object-ole xlink:href="OleObj3"/><draw:image xlink:href="ObjectReplacements/OleObj3"/></draw:frame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